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5cm" fo:min-width="0cm"/>
    </style:style>
    <style:style style:name="gr1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284cm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Fine_20_Dotted" svg:stroke-color="#ffffff" draw:fill="none" draw:textarea-vertical-align="middl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objectwithoutfill">
      <style:graphic-properties draw:stroke="dash" draw:stroke-dash="Fine_20_Dashed" svg:stroke-width="0.1cm" svg:stroke-color="#ffff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22" style:family="graphic" style:parent-style-name="objectwithoutfill">
      <style:graphic-properties draw:stroke="dash" draw:stroke-dash="Ultrafine_20_Dashed" svg:stroke-color="#ffff00" draw:fill="none" draw:textarea-vertical-align="middle"/>
    </style:style>
    <style:style style:name="gr23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6633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otted" svg:stroke-color="#c0c0c0" draw:fill="none" draw:textarea-vertical-align="middle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7" style:family="graphic" style:parent-style-name="standard">
      <style:graphic-properties draw:stroke="dash" draw:stroke-dash="Ultrafine_20_Dashed" draw:fill="solid" draw:fill-color="#c0c0c0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.49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>
      <style:graphic-properties draw:fill-color="#ffffff" draw:auto-grow-height="true" fo:min-height="1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8pt"/>
    </style:style>
    <style:style style:name="P4" style:family="paragraph">
      <style:paragraph-properties fo:line-height="200%"/>
    </style:style>
    <style:style style:name="P5" style:family="paragraph">
      <style:paragraph-properties fo:line-height="200%"/>
      <style:text-properties fo:color="#000000" fo:font-size="3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26pt" style:font-size-asian="26pt" style:font-size-complex="26pt"/>
    </style:style>
    <style:style style:name="P8" style:family="paragraph">
      <style:text-properties fo:font-size="18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style:use-window-font-color="true" fo:font-size="18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color="#000000" fo:font-size="12pt" style:font-size-asian="12pt" style:font-size-complex="12pt"/>
    </style:style>
    <style:style style:name="P13" style:family="paragraph">
      <style:paragraph-properties fo:text-align="center"/>
      <style:text-properties style:use-window-font-color="true" fo:font-size="10pt" style:font-size-asian="10pt" style:font-size-complex="1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000000" fo:font-size="12pt" style:font-size-asian="12pt" style:font-size-complex="12pt"/>
    </style:style>
    <style:style style:name="P17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T1" style:family="text">
      <style:text-properties fo:font-size="32pt"/>
    </style:style>
    <style:style style:name="T2" style:family="text">
      <style:text-properties fo:color="#000000" fo:font-size="18pt"/>
    </style:style>
    <style:style style:name="T3" style:family="text">
      <style:text-properties fo:color="#000000" fo:font-size="32pt"/>
    </style:style>
    <style:style style:name="T4" style:family="text">
      <style:text-properties fo:color="#c0c0c0" fo:font-size="32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use-window-font-color="true" fo:font-size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fo:color="#00ffff" fo:font-size="12pt" style:font-size-asian="12pt" style:font-size-complex="12pt"/>
    </style:style>
    <style:style style:name="T12" style:family="text">
      <style:text-properties style:use-window-font-color="true" fo:font-size="10pt" style:font-size-asian="10pt" style:font-size-complex="10pt"/>
    </style:style>
    <style:style style:name="T13" style:family="text">
      <style:text-properties fo:color="#ffff00" fo:font-size="12pt" style:font-size-asian="12pt" style:font-size-complex="12pt"/>
    </style:style>
    <style:style style:name="T14" style:family="text">
      <style:text-properties fo:color="#ff0000" fo:font-size="12pt" style:font-size-asian="12pt" style:font-size-complex="12pt"/>
    </style:style>
    <style:style style:name="T15" style:family="text">
      <style:text-properties fo:color="#000000" fo:font-size="12pt" style:font-size-asian="12pt" style:font-size-complex="12pt"/>
    </style:style>
    <style:style style:name="T16" style:family="text">
      <style:text-properties fo:color="#cc6633" fo:font-size="12pt" style:font-size-asian="12pt" style:font-size-complex="12pt"/>
    </style:style>
    <style:style style:name="T17" style:family="text">
      <style:text-properties fo:color="#0000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umanity (title screen)</text:p>
          </draw:text-box>
        </draw:frame>
        <draw:frame presentation:style-name="pr2" draw:text-style-name="P1" draw:layer="layout" svg:width="24.639cm" svg:height="1.492cm" svg:x="1.561cm" svg:y="19cm" presentation:class="subtitle" presentation:user-transformed="true">
          <draw:text-box>
            <text:p><text:span text:style-name="T1">Start</text:span></text:p>
          </draw:text-box>
        </draw:frame>
        <draw:custom-shape draw:style-name="gr1" draw:text-style-name="P3" draw:layer="layout" svg:width="14.6cm" svg:height="14.6cm" svg:x="6.4cm" svg:y="4cm">
          <text:p text:style-name="P2"><text:span text:style-name="T2">(plane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umanity (main menu)</text:p>
          </draw:text-box>
        </draw:frame>
        <draw:custom-shape draw:style-name="gr3" draw:text-style-name="P2" draw:layer="layout" svg:width="14.6cm" svg:height="14.6cm" svg:x="6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text-style-name="P5" draw:layer="layout" svg:width="24.639cm" svg:height="6.331cm" svg:x="1.3cm" svg:y="6.481cm">
          <draw:text-box>
            <text:p text:style-name="P4"><text:span text:style-name="T3">New game</text:span></text:p>
            <text:p text:style-name="P4"><text:span text:style-name="T4">Continue</text:span></text:p>
            <text:p text:style-name="P4"><text:span text:style-name="T3">Options</text:span></text:p>
          </draw:text-box>
        </draw:frame>
        <draw:frame presentation:style-name="pr2" draw:text-style-name="P1" draw:layer="layout" svg:width="24.639cm" svg:height="1.492cm" svg:x="1.3cm" svg:y="18.9cm" presentation:class="subtitle" presentation:user-transformed="true">
          <draw:text-box>
            <text:p><text:span text:style-name="T1">Back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umanity (options menu)</text:p>
          </draw:text-box>
        </draw:frame>
        <draw:custom-shape draw:style-name="gr3" draw:text-style-name="P2" draw:layer="layout" svg:width="14.6cm" svg:height="14.6cm" svg:x="6.4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7" draw:layer="layout" svg:width="14.5cm" svg:height="15cm" svg:x="7.3cm" svg:y="4cm">
          <draw:text-box>
            <text:p text:style-name="P6"><text:span text:style-name="T5">Galaxy diameter</text:span><text:span text:style-name="T5"><text:tab/></text:span><text:span text:style-name="T5"><text:tab/></text:span><text:span text:style-name="T5">:</text:span><text:span text:style-name="T5"><text:tab/></text:span><text:span text:style-name="T5">30 kpc</text:span></text:p>
            <text:p text:style-name="P6"><text:span text:style-name="T5">Solar systems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200 B </text:span></text:p>
            <text:p text:style-name="P6"><text:span text:style-name="T5">Avg planets/star</text:span><text:span text:style-name="T5"><text:tab/></text:span><text:span text:style-name="T5"><text:tab/></text:span><text:span text:style-name="T5">:</text:span><text:span text:style-name="T5"><text:tab/></text:span><text:span text:style-name="T5">5</text:span></text:p>
            <text:p text:style-name="P6"><text:span text:style-name="T5">Avg hab. planets/star</text:span><text:span text:style-name="T5"><text:tab/></text:span><text:span text:style-name="T5">:</text:span><text:span text:style-name="T5"><text:tab/></text:span><text:span text:style-name="T5">2</text:span></text:p>
            <text:p text:style-name="P6"><text:span text:style-name="T5">Avg life form/star</text:span><text:span text:style-name="T5"><text:tab/></text:span><text:span text:style-name="T5"><text:tab/></text:span><text:span text:style-name="T5">:</text:span><text:span text:style-name="T5"><text:tab/></text:span><text:span text:style-name="T5">0.1</text:span></text:p>
            <text:p text:style-name="P6"><text:span text:style-name="T5">Game difficulty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Normal</text:span></text:p>
            <text:p text:style-name="P6"><text:span text:style-name="T5">Time speed</text:span><text:span text:style-name="T5"><text:tab/></text:span><text:span text:style-name="T5"><text:tab/></text:span><text:span text:style-name="T5"><text:tab/></text:span><text:span text:style-name="T5"><text:tab/></text:span><text:span text:style-name="T5">:</text:span><text:span text:style-name="T5"><text:tab/></text:span><text:span text:style-name="T5">Normal</text:span></text:p>
            <text:p text:style-name="P6"><text:span text:style-name="T5"/></text:p>
          </draw:text-box>
        </draw:frame>
        <draw:frame presentation:style-name="pr2" draw:text-style-name="P1" draw:layer="layout" svg:width="24.639cm" svg:height="1.492cm" svg:x="1.3cm" svg:y="19cm" presentation:class="subtitle" presentation:user-transformed="true">
          <draw:text-box>
            <text:p><text:span text:style-name="T1">Back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umanity (game intro)</text:p>
          </draw:text-box>
        </draw:frame>
        <draw:custom-shape draw:style-name="gr1" draw:text-style-name="P3" draw:layer="layout" svg:width="14.6cm" svg:height="14.6cm" svg:x="6.4cm" svg:y="4cm">
          <text:p text:style-name="P2"><text:span text:style-name="T2">(random animated sentenc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1" draw:text-style-name="P3" draw:layer="layout" svg:width="14.6cm" svg:height="14.6cm" svg:x="6.4cm" svg:y="4cm">
          <text:p text:style-name="P2"><text:span text:style-name="T2">(click to name plane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1.162cm" svg:x="1.199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799cm" svg:y="2.23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14cm" svg:height="0.962cm" svg:x="1.099cm" svg:y="3.3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0.999cm" svg:y="0.938cm">
          <draw:text-box>
            <text:p><text:span text:style-name="T6">+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custom-shape draw:style-name="gr1" draw:text-style-name="P3" draw:layer="layout" svg:width="14.6cm" svg:height="14.6cm" svg:x="6.4cm" svg:y="4cm">
          <text:p text:style-name="P2"><text:span text:style-name="T2">Ear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1.162cm" svg:x="1.2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8cm" svg:y="2.23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14cm" svg:height="0.962cm" svg:x="1.1cm" svg:y="3.3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1cm" svg:y="0.938cm">
          <draw:text-box>
            <text:p><text:span text:style-name="T6">+</text:span></text:p>
          </draw:text-box>
        </draw:frame>
        <draw:custom-shape draw:style-name="gr7" draw:text-style-name="P2" draw:layer="layout" svg:width="11.6cm" svg:height="0.2cm" svg:x="8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801cm" svg:height="0.2cm" svg:x="8.399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1.6cm" svg:height="0.2cm" svg:x="8.399cm" svg:y="3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43cm" svg:height="0.645cm" svg:x="7.178cm" svg:y="2.2cm">
          <draw:text-box>
            <text:p><text:span text:style-name="T7">LIFE</text:span></text:p>
          </draw:text-box>
        </draw:frame>
        <draw:frame draw:style-name="gr6" draw:text-style-name="P9" draw:layer="layout" svg:width="1.522cm" svg:height="0.645cm" svg:x="6.878cm" svg:y="2.8cm">
          <draw:text-box>
            <text:p><text:span text:style-name="T7">FOOD</text:span></text:p>
          </draw:text-box>
        </draw:frame>
        <draw:frame draw:style-name="gr6" draw:text-style-name="P9" draw:layer="layout" svg:width="1.984cm" svg:height="0.645cm" svg:x="6.412cm" svg:y="3.275cm">
          <draw:text-box>
            <text:p><text:span text:style-name="T7">ENERGY</text:span></text:p>
          </draw:text-box>
        </draw:frame>
        <draw:custom-shape draw:style-name="gr10" draw:text-style-name="P10" draw:layer="layout" svg:width="3.4cm" svg:height="3.2cm" svg:x="0.5cm" svg:y="17.3cm">
          <text:p text:style-name="P2"><text:span text:style-name="T8">(minimap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711cm" svg:height="6.8cm" svg:x="0.418cm" svg:y="15.527cm">
          <draw:text-box>
            <text:p><text:span text:style-name="T9">Year : 110</text:span></text:p>
            <text:p><text:span text:style-name="T9">Humanity : 1.7 M</text:span></text:p>
            <text:p><text:span text:style-name="T9">Kardashev : 0.1</text:span></text:p>
          </draw:text-box>
        </draw:frame>
        <draw:frame draw:style-name="gr6" draw:text-style-name="P12" draw:layer="layout" svg:width="9.646cm" svg:height="2.147cm" svg:x="4.2cm" svg:y="18.5cm">
          <draw:text-box>
            <text:p><text:span text:style-name="T10">Year 0 : Humanity discovered new planet : </text:span><text:span text:style-name="T11">Earth</text:span><text:span text:style-name="T11"><text:line-break/></text:span><text:span text:style-name="T10">Year 10 : Humanity discovered new job : farmers</text:span><text:span text:style-name="T10"><text:line-break/></text:span><text:span text:style-name="T10">Year 40 : </text:span><text:span text:style-name="T11">Earth</text:span><text:span text:style-name="T10"> farmers grow weat</text:span><text:span text:style-name="T10"><text:line-break/></text:span><text:span text:style-name="T10">Year 90 : Humanity passed Kardashev 0.1</text:span></text:p>
          </draw:text-box>
        </draw:frame>
        <draw:custom-shape draw:style-name="gr12" draw:text-style-name="P13" draw:layer="layout" svg:width="1.6cm" svg:height="0.6cm" svg:x="25cm" svg:y="4.6cm">
          <text:p text:style-name="P13"><text:span text:style-name="T12">Farm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custom-shape draw:style-name="gr13" draw:text-style-name="P3" draw:layer="layout" svg:width="6.2cm" svg:height="6.2cm" svg:x="7.588cm" svg:y="12.2cm">
          <text:p text:style-name="P2"><text:span text:style-name="T2">(click to name sta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6cm" svg:height="1.6cm" svg:x="22cm" svg:y="5cm">
          <text:p text:style-name="P2"><text:span text:style-name="T2">Ear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8cm" svg:height="0.2cm" svg:x="21.78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001cm" svg:height="0.2cm" svg:x="21.78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213cm" svg:height="0.2cm" svg:x="21.787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43cm" svg:height="0.645cm" svg:x="20.566cm" svg:y="3.2cm">
          <draw:text-box>
            <text:p><text:span text:style-name="T7">LIFE</text:span></text:p>
          </draw:text-box>
        </draw:frame>
        <draw:frame draw:style-name="gr6" draw:text-style-name="P9" draw:layer="layout" svg:width="1.522cm" svg:height="0.645cm" svg:x="20.266cm" svg:y="3.8cm">
          <draw:text-box>
            <text:p><text:span text:style-name="T7">FOOD</text:span></text:p>
          </draw:text-box>
        </draw:frame>
        <draw:frame draw:style-name="gr6" draw:text-style-name="P9" draw:layer="layout" svg:width="1.984cm" svg:height="0.645cm" svg:x="19.8cm" svg:y="4.275cm">
          <draw:text-box>
            <text:p><text:span text:style-name="T7">ENERGY</text:span></text:p>
          </draw:text-box>
        </draw:frame>
        <draw:custom-shape draw:style-name="gr10" draw:text-style-name="P14" draw:layer="layout" svg:width="3.4cm" svg:height="3.2cm" svg:x="0.5cm" svg:y="17.301cm">
          <text:p text:style-name="P2"><text:span text:style-name="T6">(minimap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643cm" svg:height="6.8cm" svg:x="0.418cm" svg:y="15.528cm">
          <draw:text-box>
            <text:p><text:span text:style-name="T9">Year : 720</text:span></text:p>
            <text:p><text:span text:style-name="T9">Humanity : 0.9 B</text:span></text:p>
            <text:p><text:span text:style-name="T9">Kardashev : 0.2</text:span></text:p>
          </draw:text-box>
        </draw:frame>
        <draw:frame draw:style-name="gr14" draw:text-style-name="P11" draw:layer="layout" svg:width="12.784cm" svg:height="1.673cm" svg:x="4.216cm" svg:y="18.901cm">
          <draw:text-box>
            <text:p><text:span text:style-name="T9"><text:line-break/></text:span><text:span text:style-name="T9">Year 630 : Humanity discovered new job : astronomers</text:span><text:span text:style-name="T9"><text:line-break/></text:span><text:span text:style-name="T9">Year 630 : Humanity passed kardashev 0.2</text:span></text:p>
          </draw:text-box>
        </draw:frame>
        <draw:custom-shape draw:style-name="gr4" draw:text-style-name="P2" draw:layer="layout" svg:width="0.4cm" svg:height="1.762cm" svg:x="1.199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799cm" svg:y="3.23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14cm" svg:height="0.962cm" svg:x="1.099cm" svg:y="4.0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0.999cm" svg:y="0.938cm">
          <draw:text-box>
            <text:p><text:span text:style-name="T6">+</text:span></text:p>
          </draw:text-box>
        </draw:frame>
        <draw:custom-shape draw:style-name="gr15" draw:text-style-name="P13" draw:layer="layout" svg:width="1.6cm" svg:height="0.6cm" svg:x="24.999cm" svg:y="4.599cm">
          <text:p text:style-name="P13"><text:span text:style-name="T12">Farm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9cm" svg:y="5.299cm">
          <text:p text:style-name="P13"><text:span text:style-name="T12">Ast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line draw:style-name="gr16" draw:text-style-name="P2" draw:layer="layout" svg:x1="10.6cm" svg:y1="15.4cm" svg:x2="22.8cm" svg:y2="5.8cm">
          <text:p/>
        </draw:line>
        <draw:custom-shape draw:style-name="gr13" draw:text-style-name="P3" draw:layer="layout" svg:width="6.2cm" svg:height="6.2cm" svg:x="7.588cm" svg:y="12.2cm">
          <text:p text:style-name="P2"><text:span text:style-name="T2">S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1.6cm" svg:height="1.6cm" svg:x="22cm" svg:y="5cm">
          <text:p text:style-name="P2"><text:span text:style-name="T2">Ear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.8cm" svg:height="0.2cm" svg:x="21.78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001cm" svg:height="0.2cm" svg:x="21.787cm" svg:y="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213cm" svg:height="0.2cm" svg:x="21.787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43cm" svg:height="0.645cm" svg:x="20.566cm" svg:y="3.2cm">
          <draw:text-box>
            <text:p><text:span text:style-name="T7">LIFE</text:span></text:p>
          </draw:text-box>
        </draw:frame>
        <draw:frame draw:style-name="gr6" draw:text-style-name="P9" draw:layer="layout" svg:width="1.522cm" svg:height="0.645cm" svg:x="20.266cm" svg:y="3.8cm">
          <draw:text-box>
            <text:p><text:span text:style-name="T7">FOOD</text:span></text:p>
          </draw:text-box>
        </draw:frame>
        <draw:frame draw:style-name="gr6" draw:text-style-name="P9" draw:layer="layout" svg:width="1.984cm" svg:height="0.645cm" svg:x="19.8cm" svg:y="4.275cm">
          <draw:text-box>
            <text:p><text:span text:style-name="T7">ENERGY</text:span></text:p>
          </draw:text-box>
        </draw:frame>
        <draw:custom-shape draw:style-name="gr10" draw:text-style-name="P14" draw:layer="layout" svg:width="3.4cm" svg:height="3.2cm" svg:x="0.5cm" svg:y="17.301cm">
          <text:p text:style-name="P2"><text:span text:style-name="T6">(minimap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643cm" svg:height="6.8cm" svg:x="0.418cm" svg:y="15.528cm">
          <draw:text-box>
            <text:p><text:span text:style-name="T9">Year : 980</text:span></text:p>
            <text:p><text:span text:style-name="T9">Humanity : 1.2 B</text:span></text:p>
            <text:p><text:span text:style-name="T9">Kardashev : 0.2</text:span></text:p>
          </draw:text-box>
        </draw:frame>
        <draw:frame draw:style-name="gr14" draw:text-style-name="P11" draw:layer="layout" svg:width="12.784cm" svg:height="1.673cm" svg:x="4.216cm" svg:y="18.901cm">
          <draw:text-box>
            <text:p><text:span text:style-name="T9">Year 630 : </text:span><text:span text:style-name="T11">Earth</text:span><text:span text:style-name="T9"> astronomers discovered a</text:span><text:span text:style-name="T10"> new star</text:span><text:span text:style-name="T13"> : Sun</text:span><text:span text:style-name="T9"><text:line-break/></text:span><text:span text:style-name="T9">Year 810 : Humanity passed 1 B</text:span><text:span text:style-name="T9"><text:line-break/></text:span><text:span text:style-name="T9">Year 970 : </text:span><text:span text:style-name="T11">Earth</text:span><text:span text:style-name="T9"> farmers produces more weat</text:span></text:p>
          </draw:text-box>
        </draw:frame>
        <draw:custom-shape draw:style-name="gr4" draw:text-style-name="P2" draw:layer="layout" svg:width="0.4cm" svg:height="1.762cm" svg:x="1.199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799cm" svg:y="3.23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0.714cm" svg:height="0.962cm" svg:x="1.099cm" svg:y="4.0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0.999cm" svg:y="0.938cm">
          <draw:text-box>
            <text:p><text:span text:style-name="T6">+</text:span></text:p>
          </draw:text-box>
        </draw:frame>
        <draw:custom-shape draw:style-name="gr15" draw:text-style-name="P13" draw:layer="layout" svg:width="1.6cm" svg:height="0.6cm" svg:x="24.998cm" svg:y="4.598cm">
          <text:p text:style-name="P13"><text:span text:style-name="T12">Farm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0.6cm" svg:x="24.998cm" svg:y="5.298cm">
          <text:p text:style-name="P13"><text:span text:style-name="T12">Astr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line draw:style-name="gr18" draw:text-style-name="P2" draw:layer="layout" svg:x1="8.6cm" svg:y1="11.4cm" svg:x2="14.2cm" svg:y2="7.4cm">
          <text:p/>
        </draw:line>
        <draw:custom-shape draw:style-name="gr13" draw:text-style-name="P3" draw:layer="layout" svg:width="4.4cm" svg:height="4.4cm" svg:x="6.6cm" svg:y="9.2cm">
          <text:p text:style-name="P2"><text:span text:style-name="T2">Su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draw:layer="layout" svg:width="1cm" svg:height="1cm" svg:x="13.8cm" svg:y="6.8cm">
          <text:p text:style-name="P2"><text:span text:style-name="T8">Ear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612cm" svg:height="0.2cm" svg:x="13.588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001cm" svg:height="0.2cm" svg:x="13.58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813cm" svg:height="0.2cm" svg:x="13.587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243cm" svg:height="0.645cm" svg:x="12.366cm" svg:y="5cm">
          <draw:text-box>
            <text:p><text:span text:style-name="T7">LIFE</text:span></text:p>
          </draw:text-box>
        </draw:frame>
        <draw:frame draw:style-name="gr6" draw:text-style-name="P9" draw:layer="layout" svg:width="1.522cm" svg:height="0.645cm" svg:x="12.066cm" svg:y="5.6cm">
          <draw:text-box>
            <text:p><text:span text:style-name="T7">FOOD</text:span></text:p>
          </draw:text-box>
        </draw:frame>
        <draw:frame draw:style-name="gr6" draw:text-style-name="P9" draw:layer="layout" svg:width="1.984cm" svg:height="0.645cm" svg:x="11.6cm" svg:y="6.075cm">
          <draw:text-box>
            <text:p><text:span text:style-name="T7">ENERGY</text:span></text:p>
          </draw:text-box>
        </draw:frame>
        <draw:custom-shape draw:style-name="gr9" draw:text-style-name="P2" draw:layer="layout" svg:width="3.613cm" svg:height="0.2cm" svg:x="7.199cm" svg:y="8.58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984cm" svg:height="0.645cm" svg:x="5.212cm" svg:y="8.355cm">
          <draw:text-box>
            <text:p><text:span text:style-name="T7">ENERGY</text:span></text:p>
          </draw:text-box>
        </draw:frame>
        <draw:custom-shape draw:style-name="gr10" draw:text-style-name="P14" draw:layer="layout" svg:width="3.4cm" svg:height="3.2cm" svg:x="0.5cm" svg:y="17.301cm">
          <text:p text:style-name="P2"><text:span text:style-name="T6">(minimap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643cm" svg:height="6.8cm" svg:x="0.418cm" svg:y="15.528cm">
          <draw:text-box>
            <text:p><text:span text:style-name="T9">Year : 2010</text:span></text:p>
            <text:p><text:span text:style-name="T9">Humanity : 7.2 B</text:span></text:p>
            <text:p><text:span text:style-name="T9">Kardashev : 0.3</text:span></text:p>
          </draw:text-box>
        </draw:frame>
        <draw:custom-shape draw:style-name="gr19" draw:text-style-name="P15" draw:layer="layout" svg:width="0.8cm" svg:height="0.8cm" svg:x="23.4cm" svg:y="12.6cm">
          <text:p text:style-name="P2"><text:span text:style-name="T9">M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12.275cm" svg:height="1.673cm" svg:x="4.216cm" svg:y="18.9cm">
          <draw:text-box>
            <text:p><text:span text:style-name="T9">Year 1840 : </text:span><text:span text:style-name="T11">Earth</text:span><text:span text:style-name="T9"> astronomers discovered a </text:span><text:span text:style-name="T10">new planet : </text:span><text:span text:style-name="T14">Mars</text:span><text:span text:style-name="T14"><text:line-break/></text:span><text:span text:style-name="T9">Year 1970 : Humanity passed 7 B</text:span></text:p>
            <text:p><text:span text:style-name="T9">Year 1980 : </text:span><text:span text:style-name="T11">Earth</text:span><text:span text:style-name="T9"> physicists use <text:s/></text:span><text:span text:style-name="T13">Sun</text:span><text:span text:style-name="T9"> energy</text:span></text:p>
          </draw:text-box>
        </draw:frame>
        <draw:custom-shape draw:style-name="gr4" draw:text-style-name="P2" draw:layer="layout" svg:width="0.4cm" svg:height="2.3cm" svg:x="1.198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798cm" svg:y="3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0.714cm" svg:height="0.962cm" svg:x="1.098cm" svg:y="4.5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0.998cm" svg:y="0.938cm">
          <draw:text-box>
            <text:p><text:span text:style-name="T6">+</text:span></text:p>
          </draw:text-box>
        </draw:frame>
        <draw:custom-shape draw:style-name="gr15" draw:text-style-name="P13" draw:layer="layout" svg:width="1.6cm" svg:height="0.6cm" svg:x="24.997cm" svg:y="4.597cm">
          <text:p text:style-name="P13"><text:span text:style-name="T12">Farm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0.6cm" svg:x="24.997cm" svg:y="5.297cm">
          <text:p text:style-name="P13"><text:span text:style-name="T12">Astro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1.6cm" svg:height="0.6cm" svg:x="24.996cm" svg:y="5.996cm">
          <text:p text:style-name="P13"><text:span text:style-name="T12">Physicist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6cm" svg:height="0.6cm" svg:x="24.997cm" svg:y="6.697cm">
          <text:p text:style-name="P13"><text:span text:style-name="T12">Explor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7cm" svg:y="7.397cm">
          <text:p text:style-name="P13"><text:span text:style-name="T12">Exob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6cm" svg:y="8.096cm">
          <text:p text:style-name="P13"><text:span text:style-name="T12">Militars</text:span></text:p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14.2cm" svg:y1="7.4cm" svg:x2="23.8cm" svg:y2="13cm">
          <text:p/>
        </draw:lin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line draw:style-name="gr21" draw:text-style-name="P2" draw:layer="layout" svg:x1="10.2cm" svg:y1="11.6cm" svg:x2="11.8cm" svg:y2="12.4cm">
          <text:p/>
        </draw:line>
        <draw:line draw:style-name="gr22" draw:text-style-name="P2" draw:layer="layout" svg:x1="10.2cm" svg:y1="11.6cm" svg:x2="7.2cm" svg:y2="13.4cm">
          <text:p/>
        </draw:line>
        <draw:custom-shape draw:style-name="gr13" draw:text-style-name="P16" draw:layer="layout" svg:width="2cm" svg:height="2cm" svg:x="6.2cm" svg:y="12.4cm">
          <text:p text:style-name="P2"><text:span text:style-name="T15">Su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0" draw:layer="layout" svg:width="0.4cm" svg:height="0.4cm" svg:x="10.012cm" svg:y="11.4cm">
          <text:p text:style-name="P2"><text:span text:style-name="T8"><text:line-break/></text:span><text:span text:style-name="T8"><text:line-break/></text:span><text:span text:style-name="T10">Ear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2cm" svg:x="10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001cm" svg:height="0.2cm" svg:x="9.999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413cm" svg:height="0.2cm" svg:x="9.999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01cm" svg:height="0.2cm" svg:x="6.587cm" svg:y="11.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4cm" svg:height="3.2cm" svg:x="0.5cm" svg:y="17.301cm">
          <text:p text:style-name="P2"><text:span text:style-name="T6">(minimap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88cm" svg:height="6.8cm" svg:x="0.418cm" svg:y="15.528cm">
          <draw:text-box>
            <text:p><text:span text:style-name="T9">Year : 2270</text:span></text:p>
            <text:p><text:span text:style-name="T9">Humanity : 10.2 B</text:span></text:p>
            <text:p><text:span text:style-name="T9">Kardashev : 0.4</text:span></text:p>
          </draw:text-box>
        </draw:frame>
        <draw:frame draw:style-name="gr6" draw:text-style-name="P11" draw:layer="layout" svg:width="9.625cm" svg:height="1.673cm" svg:x="4.216cm" svg:y="18.9cm">
          <draw:text-box>
            <text:p><text:span text:style-name="T9">Year 2100 : 0.6 B people of </text:span><text:span text:style-name="T11">Earth</text:span><text:span text:style-name="T9"> died of hunger</text:span><text:span text:style-name="T14"><text:line-break/></text:span><text:span text:style-name="T9">Year 2180 : </text:span><text:span text:style-name="T11">Earth</text:span><text:span text:style-name="T9"> militars colonized </text:span><text:span text:style-name="T14">Mars</text:span></text:p>
            <text:p><text:span text:style-name="T9">Year 2260 : </text:span><text:span text:style-name="T14">Earth</text:span><text:span text:style-name="T9"> explorers visited </text:span><text:span text:style-name="T16">Saturn</text:span></text:p>
          </draw:text-box>
        </draw:frame>
        <draw:custom-shape draw:style-name="gr4" draw:text-style-name="P2" draw:layer="layout" svg:width="0.4cm" svg:height="2.962cm" svg:x="1.198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798cm" svg:y="4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0.714cm" svg:height="0.962cm" svg:x="1.098cm" svg:y="5.2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0.998cm" svg:y="0.938cm">
          <draw:text-box>
            <text:p><text:span text:style-name="T6">+</text:span></text:p>
          </draw:text-box>
        </draw:frame>
        <draw:custom-shape draw:style-name="gr19" draw:text-style-name="P10" draw:layer="layout" svg:width="0.4cm" svg:height="0.4cm" svg:x="11.613cm" svg:y="12.2cm">
          <text:p text:style-name="P2"><text:span text:style-name="T8"><text:line-break/></text:span><text:span text:style-name="T8"><text:line-break/></text:span><text:span text:style-name="T10">M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199cm" svg:height="0.2cm" svg:x="11.601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2cm" svg:height="0.2cm" svg:x="11.6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0.8cm" svg:height="0.2cm" svg:x="11.6cm" svg:y="11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788cm" svg:height="0.8cm" svg:x="15.612cm" svg:y="9cm">
          <text:p text:style-name="P2"><text:span text:style-name="T8"><text:line-break/></text:span><text:span text:style-name="T8"><text:line-break/></text:span><text:span text:style-name="T10">Jupit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13cm" svg:height="0.2cm" svg:x="15.699cm" svg:y="8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0.788cm" svg:height="0.788cm" svg:x="20.812cm" svg:y="10.6cm">
          <text:p text:style-name="P2"><text:span text:style-name="T8"><text:line-break/></text:span><text:span text:style-name="T8"><text:line-break/></text:span><text:span text:style-name="T10">Sa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613cm" svg:height="0.2cm" svg:x="20.899cm" svg:y="10.2cm">
          <text:p/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10.2cm" svg:y1="11.6cm" svg:x2="21.2cm" svg:y2="11cm">
          <text:p/>
        </draw:line>
        <draw:custom-shape draw:style-name="gr15" draw:text-style-name="P13" draw:layer="layout" svg:width="1.6cm" svg:height="0.6cm" svg:x="24.997cm" svg:y="4.597cm">
          <text:p text:style-name="P13"><text:span text:style-name="T12">Farm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7cm" svg:y="5.297cm">
          <text:p text:style-name="P13"><text:span text:style-name="T12">Astro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6cm" svg:y="5.996cm">
          <text:p text:style-name="P13"><text:span text:style-name="T12">Physicis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0.6cm" svg:x="24.997cm" svg:y="6.697cm">
          <text:p text:style-name="P13"><text:span text:style-name="T12">Explor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7cm" svg:y="7.397cm">
          <text:p text:style-name="P13"><text:span text:style-name="T12">Exobio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.6cm" svg:height="0.6cm" svg:x="24.996cm" svg:y="8.096cm">
          <text:p text:style-name="P13"><text:span text:style-name="T12">Milita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custom-shape draw:style-name="gr27" draw:text-style-name="P2" draw:layer="layout" svg:width="1.3cm" svg:height="0.6cm" svg:x="20.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1cm" svg:height="0.4cm" svg:x="13.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1.6cm" svg:height="0.6cm" svg:x="6.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0.2cm" svg:height="0.2cm" svg:x="6.8cm" svg:y="12.4cm">
          <text:p text:style-name="P2"><text:span text:style-name="T10"><text:line-break/></text:span><text:span text:style-name="T10"><text:line-break/></text:span><text:span text:style-name="T10">Sun (9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12cm" svg:height="0.2cm" svg:x="6.801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001cm" svg:height="0.2cm" svg:x="6.8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201cm" svg:height="0.2cm" svg:x="6.787cm" svg:y="11.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4cm" svg:height="3.2cm" svg:x="0.5cm" svg:y="17.301cm">
          <text:p text:style-name="P2"><text:span text:style-name="T6">(minimap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3.88cm" svg:height="6.8cm" svg:x="0.418cm" svg:y="15.528cm">
          <draw:text-box>
            <text:p><text:span text:style-name="T9">Year : 2450</text:span></text:p>
            <text:p><text:span text:style-name="T9">Humanity : 14.4 B</text:span></text:p>
            <text:p><text:span text:style-name="T9">Kardashev : 0.5</text:span></text:p>
          </draw:text-box>
        </draw:frame>
        <draw:frame draw:style-name="gr6" draw:text-style-name="P11" draw:layer="layout" svg:width="13.858cm" svg:height="1.673cm" svg:x="4.216cm" svg:y="18.9cm">
          <draw:text-box>
            <text:p><text:span text:style-name="T9">Year 2100 : </text:span><text:span text:style-name="T11">Earth</text:span><text:span text:style-name="T9"> astronomers discovered a new system : </text:span><text:span text:style-name="T13">Sirius</text:span><text:span text:style-name="T14"><text:line-break/></text:span><text:span text:style-name="T9">Year 2260 : </text:span><text:span text:style-name="T16">Saturn</text:span><text:span text:style-name="T9"> explorers visited </text:span><text:span text:style-name="T13">Proxima</text:span></text:p>
            <text:p><text:span text:style-name="T9">Year 2380 : </text:span><text:span text:style-name="T11">Earth</text:span><text:span text:style-name="T9"> exobiologists found a new life form on </text:span><text:span text:style-name="T13">Sirius</text:span><text:span text:style-name="T10"> : </text:span><text:span text:style-name="T17">Daleks</text:span></text:p>
          </draw:text-box>
        </draw:frame>
        <draw:custom-shape draw:style-name="gr4" draw:text-style-name="P2" draw:layer="layout" svg:width="0.4cm" svg:height="3.8cm" svg:x="1.198cm" svg:y="2.0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cm" svg:height="0.4cm" svg:x="0.798cm" svg:y="5.2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0.714cm" svg:height="0.962cm" svg:x="1.098cm" svg:y="5.938cm">
          <draw:text-box>
            <text:p><text:span text:style-name="T6">-</text:span></text:p>
          </draw:text-box>
        </draw:frame>
        <draw:frame draw:style-name="gr6" draw:text-style-name="P8" draw:layer="layout" svg:width="0.875cm" svg:height="0.962cm" svg:x="0.998cm" svg:y="0.938cm">
          <draw:text-box>
            <text:p><text:span text:style-name="T6">+</text:span></text:p>
          </draw:text-box>
        </draw:frame>
        <draw:custom-shape draw:style-name="gr13" draw:text-style-name="P17" draw:layer="layout" svg:width="0.2cm" svg:height="0.2cm" svg:x="13.612cm" svg:y="8.8cm">
          <text:p text:style-name="P2"><text:span text:style-name="T10"><text:line-break/></text:span><text:span text:style-name="T10"><text:line-break/></text:span><text:span text:style-name="T10">Proxima (4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801cm" svg:height="0.2cm" svg:x="13.599cm" svg:y="8.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0.2cm" svg:height="0.2cm" svg:x="20.613cm" svg:y="13.4cm">
          <text:p text:style-name="P2"><text:span text:style-name="T10"><text:line-break/></text:span><text:span text:style-name="T10"><text:line-break/></text:span><text:span text:style-name="T10">Sirus (6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2cm" svg:height="0.2cm" svg:x="20.4cm" svg:y="12.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0.601cm" svg:height="0.2cm" svg:x="20.399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2" draw:layer="layout" svg:x1="7cm" svg:y1="12.6cm" svg:x2="13.612cm" svg:y2="8.8cm">
          <text:p/>
        </draw:line>
        <draw:custom-shape draw:style-name="gr15" draw:text-style-name="P13" draw:layer="layout" svg:width="1.6cm" svg:height="0.6cm" svg:x="24.997cm" svg:y="4.597cm">
          <text:p text:style-name="P13"><text:span text:style-name="T12">Farm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7cm" svg:y="5.297cm">
          <text:p text:style-name="P13"><text:span text:style-name="T12">Astro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6cm" svg:y="5.996cm">
          <text:p text:style-name="P13"><text:span text:style-name="T12">Physicist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0.6cm" svg:x="24.997cm" svg:y="6.697cm">
          <text:p text:style-name="P13"><text:span text:style-name="T12">Explorer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6cm" svg:height="0.6cm" svg:x="24.997cm" svg:y="7.397cm">
          <text:p text:style-name="P13"><text:span text:style-name="T12">Exob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6cm" svg:height="0.6cm" svg:x="24.996cm" svg:y="8.096cm">
          <text:p text:style-name="P13"><text:span text:style-name="T12">Militars</text:span></text:p>
          <draw:enhanced-geometry svg:viewBox="0 0 21600 21600" draw:type="rectangle" draw:enhanced-path="M 0 0 L 21600 0 21600 21600 0 21600 0 0 Z N"/>
        </draw:custom-shape>
        <draw:line draw:style-name="gr25" draw:text-style-name="P2" draw:layer="layout" svg:x1="7cm" svg:y1="12.4cm" svg:x2="20.613cm" svg:y2="13.6cm">
          <text:p/>
        </draw:lin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</meta:initial-creator>
    <meta:creation-date>2014-12-13T06:16:17</meta:creation-date>
    <meta:editing-duration>PT2H46M48S</meta:editing-duration>
    <meta:editing-cycles>25</meta:editing-cycles>
    <dc:date>2014-12-13T16:30:42</dc:date>
    <dc:creator>Mathieu </dc:creator>
    <meta:generator>LibreOffice/3.5$Linux_x86 LibreOffice_project/350m1$Build-2</meta:generator>
    <meta:document-statistic meta:object-count="194"/>
  </office:meta>
</office:document-meta>
</file>